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álisis de Pruebas: Caja Blanca y Caja Negra</text:h>
      <text:h text:style-name="Heading_20_2" text:outline-level="2">1. Análisis de Caja Blanca del método <text:span text:style-name="Source_20_Text">registrarLoteJuegos</text:span></text:h>
      <text:h text:style-name="Heading_20_3" text:outline-level="3">Grafo de Flujo del Método</text:h>
      <text:p text:style-name="Text_20_body">El siguiente diagrama representa el flujo de ejecución del método <text:span text:style-name="Source_20_Text">registrarLoteJuegos</text:span>:</text:p>
      <text:p text:style-name="Preformatted_20_Text"><text:span text:style-name="Source_20_Text">Inicio</text:span></text:p>
      <text:p text:style-name="Preformatted_20_Text"><text:span text:style-name="Source_20_Text"><text:s text:c="2"/>|</text:span></text:p>
      <text:p text:style-name="Preformatted_20_Text"><text:span text:style-name="Source_20_Text"><text:s text:c="2"/>|--&gt; Verificar si longitud de `codigos` y `unidadesPorCodigo` es igual</text:span></text:p>
      <text:p text:style-name="Preformatted_20_Text"><text:span text:style-name="Source_20_Text"><text:s text:c="2"/>| <text:s text:c="3"/>|--&gt; No: Retornar -1</text:span></text:p>
      <text:p text:style-name="Preformatted_20_Text"><text:span text:style-name="Source_20_Text"><text:s text:c="2"/>|</text:span></text:p>
      <text:p text:style-name="Preformatted_20_Text"><text:span text:style-name="Source_20_Text"><text:s text:c="2"/>|--&gt; Inicializar `cantidadTotal = 0`</text:span></text:p>
      <text:p text:style-name="Preformatted_20_Text"><text:span text:style-name="Source_20_Text"><text:s text:c="2"/>|--&gt; Iterar sobre `unidadesPorCodigo`</text:span></text:p>
      <text:p text:style-name="Preformatted_20_Text"><text:span text:style-name="Source_20_Text"><text:s text:c="2"/>| <text:s text:c="3"/>|--&gt; Si `cantidad &lt; 0`: Retornar -2</text:span></text:p>
      <text:p text:style-name="Preformatted_20_Text"><text:span text:style-name="Source_20_Text"><text:s text:c="2"/>| <text:s text:c="3"/>|--&gt; Sumar `cantidad` a `cantidadTotal`</text:span></text:p>
      <text:p text:style-name="Preformatted_20_Text"><text:span text:style-name="Source_20_Text"><text:s text:c="2"/>|</text:span></text:p>
      <text:p text:style-name="Preformatted_20_Text"><text:span text:style-name="Source_20_Text"><text:s text:c="2"/>|--&gt; Si `obtenerStockActual() + cantidadTotal &gt; maxStock`</text:span></text:p>
      <text:p text:style-name="Preformatted_20_Text"><text:span text:style-name="Source_20_Text"><text:s text:c="2"/>| <text:s text:c="3"/>|--&gt; Sí: Retornar -3</text:span></text:p>
      <text:p text:style-name="Preformatted_20_Text"><text:span text:style-name="Source_20_Text"><text:s text:c="2"/>|</text:span></text:p>
      <text:p text:style-name="Preformatted_20_Text"><text:span text:style-name="Source_20_Text"><text:s text:c="2"/>|--&gt; Iterar sobre `codigos`</text:span></text:p>
      <text:p text:style-name="Preformatted_20_Text"><text:span text:style-name="Source_20_Text"><text:s text:c="2"/>| <text:s text:c="3"/>|--&gt; Si `codigo` ya existe en `stockJuegos`, sumar `unidadesPorCodigo[i]`</text:span></text:p>
      <text:p text:style-name="Preformatted_20_Text"><text:span text:style-name="Source_20_Text"><text:s text:c="2"/>| <text:s text:c="3"/>|--&gt; Si no, agregar `codigo` con `unidadesPorCodigo[i]`</text:span></text:p>
      <text:p text:style-name="Preformatted_20_Text"><text:span text:style-name="Source_20_Text"><text:s text:c="2"/>|</text:span></text:p>
      <text:p text:style-name="Preformatted_20_Text"><text:span text:style-name="Source_20_Text"><text:s text:c="2"/>|--&gt; Retornar `juegosRegistrados`</text:span></text:p>
      <text:p text:style-name="P1"><text:span text:style-name="Source_20_Text">Fin</text:span></text:p>
      <text:h text:style-name="Heading_20_3" text:outline-level="3">Cálculo de la Complejidad Ciclomática</text:h>
      <text:p text:style-name="Text_20_body">Usamos las tres fórmulas:</text:p>
      <text:list text:style-name="L8">
        <text:list-item>
          <text:p text:style-name="P16"><text:span text:style-name="Strong_20_Emphasis">Fórmula de nodos y aristas:</text:span></text:p>
          <text:list>
            <text:list-item>
              <text:p text:style-name="P17">V(G)=E−N+2V(G) = E - N + 2 </text:p>
            </text:list-item>
            <text:list-item>
              <text:p text:style-name="P17">Donde: E = 16 (aristas), N = 11 (nodos) </text:p>
            </text:list-item>
            <text:list-item>
              <text:p text:style-name="P17">V(G)=16−11+2=7V(G) = 16 - 11 + 2 = 7 </text:p>
            </text:list-item>
          </text:list>
        </text:list-item>
        <text:list-item>
          <text:p text:style-name="P16"><text:span text:style-name="Strong_20_Emphasis">Fórmula de regiones del grafo:</text:span></text:p>
          <text:list>
            <text:list-item>
              <text:p text:style-name="P17">El grafo se divide en 7 regiones </text:p>
            </text:list-item>
            <text:list-item>
              <text:p text:style-name="P17">V(G)=7V(G) = 7 </text:p>
            </text:list-item>
          </text:list>
        </text:list-item>
        <text:list-item>
          <text:p text:style-name="P16"><text:span text:style-name="Strong_20_Emphasis">Fórmula de condiciones de flujo:</text:span></text:p>
          <text:list>
            <text:list-item>
              <text:p text:style-name="P17">V(G)=P+1V(G) = P + 1 (donde P es el número de decisiones) </text:p>
            </text:list-item>
            <text:list-item>
              <text:p text:style-name="P17">Hay 6 condiciones de flujo ( </text:p>
              <text:list>
                <text:list-item>
                  <text:p text:style-name="P17">Comparación de longitud de arrays </text:p>
                </text:list-item>
                <text:list-item>
                  <text:p text:style-name="P17">Comparación de cantidad negativa </text:p>
                </text:list-item>
                <text:list-item>
                  <text:p text:style-name="P17">Comparación contra <text:span text:style-name="Source_20_Text">maxStock</text:span> </text:p>
                </text:list-item>
                <text:list-item>
                  <text:p text:style-name="P17">Iteración sobre los códigos </text:p>
                </text:list-item>
                <text:list-item>
                  <text:p text:style-name="P17">Verificación de existencia en stock </text:p>
                </text:list-item>
                <text:list-item>
                  <text:p text:style-name="P17"><text:soft-page-break/>Suma o creación de entrada en stock </text:p>
                </text:list-item>
              </text:list>
            </text:list-item>
            <text:list-item>
              <text:p text:style-name="P16">V(G)=6+1=7V(G) = 6 + 1 = 7 </text:p>
            </text:list-item>
          </text:list>
        </text:list-item>
      </text:list>
      <text:h text:style-name="Heading_20_3" text:outline-level="3">Caminos Independientes</text:h>
      <text:list text:style-name="L9">
        <text:list-item>
          <text:p text:style-name="P19">Camino 1: Registra con éxito un lote de juegos sin errores. </text:p>
        </text:list-item>
        <text:list-item>
          <text:p text:style-name="P19">Camino 2: Retorna -1 si los arrays <text:span text:style-name="Source_20_Text">codigos</text:span> y <text:span text:style-name="Source_20_Text">unidadesPorCodigo</text:span> tienen diferente longitud. </text:p>
        </text:list-item>
        <text:list-item>
          <text:p text:style-name="P19">Camino 3: Retorna -2 si alguna cantidad en <text:span text:style-name="Source_20_Text">unidadesPorCodigo</text:span> es negativa. </text:p>
        </text:list-item>
        <text:list-item>
          <text:p text:style-name="P19">Camino 4: Retorna -3 si el stock total excede <text:span text:style-name="Source_20_Text">maxStock</text:span>. </text:p>
        </text:list-item>
        <text:list-item>
          <text:p text:style-name="P19">Camino 5: Iteración sobre los códigos. </text:p>
        </text:list-item>
        <text:list-item>
          <text:p text:style-name="P19">Camino 6: Actualización de stock si el código ya existe. </text:p>
        </text:list-item>
        <text:list-item>
          <text:p text:style-name="P18">Camino 7: Creación de una nueva entrada si el código no existe. </text:p>
        </text:list-item>
      </text:list>
      <text:h text:style-name="Heading_20_3" text:outline-level="3">Casos de Prueba</text:h>
      <text:list text:style-name="L10">
        <text:list-item>
          <text:p text:style-name="P21"><text:span text:style-name="Strong_20_Emphasis">Caso exitoso:</text:span> <text:span text:style-name="Source_20_Text">registrarLoteJuegos(["ABC123", "ABC124"], [2,3])</text:span> → Esperado: Cantidad registrada </text:p>
        </text:list-item>
        <text:list-item>
          <text:p text:style-name="P21"><text:span text:style-name="Strong_20_Emphasis">Arrays con diferente longitud:</text:span> <text:span text:style-name="Source_20_Text">registrarLoteJuegos(["ABC123"], [2,3])</text:span> → Esperado: -1 </text:p>
        </text:list-item>
        <text:list-item>
          <text:p text:style-name="P21"><text:span text:style-name="Strong_20_Emphasis">Cantidad negativa:</text:span> <text:span text:style-name="Source_20_Text">registrarLoteJuegos(["ABC123"], [-2])</text:span> → Esperado: -2 </text:p>
        </text:list-item>
        <text:list-item>
          <text:p text:style-name="P20"><text:span text:style-name="Strong_20_Emphasis">Excede el stock:</text:span> <text:span text:style-name="Source_20_Text">registrarLoteJuegos(["ABC123"], [201])</text:span> → Esperado: -3 </text:p>
        </text:list-item>
      </text:list>
      <text:p text:style-name="Horizontal_20_Line"/>
      <text:h text:style-name="Heading_20_2" text:outline-level="2">2. Análisis de Caja Negra del método <text:span text:style-name="Source_20_Text">venderJuego</text:span></text:h>
      <text:h text:style-name="Heading_20_3" text:outline-level="3">Particiones de Equivalencia</text:h>
      <text:list text:style-name="L11">
        <text:list-item>
          <text:p text:style-name="P23"><text:span text:style-name="Strong_20_Emphasis">Código válido y cantidad en stock:</text:span> Venta exitosa. </text:p>
        </text:list-item>
        <text:list-item>
          <text:p text:style-name="P23"><text:span text:style-name="Strong_20_Emphasis">Código inexistente:</text:span> Retorno -1. </text:p>
        </text:list-item>
        <text:list-item>
          <text:p text:style-name="P23"><text:span text:style-name="Strong_20_Emphasis">Cantidad mayor a stock:</text:span> Retorno -2. </text:p>
        </text:list-item>
        <text:list-item>
          <text:p text:style-name="P23"><text:span text:style-name="Strong_20_Emphasis">Cantidad negativa o cero:</text:span> Error por cantidad no válida. </text:p>
        </text:list-item>
        <text:list-item>
          <text:p text:style-name="P22"><text:span text:style-name="Strong_20_Emphasis">Formato inválido del código:</text:span> Excepción por validación. </text:p>
        </text:list-item>
      </text:list>
      <text:h text:style-name="Heading_20_3" text:outline-level="3">Valores Límite</text:h>
      <text:list text:style-name="L12">
        <text:list-item>
          <text:p text:style-name="P25">Cantidad = 1 (mínimo permitido) </text:p>
        </text:list-item>
        <text:list-item>
          <text:p text:style-name="P25">Cantidad = stock actual (límite superior válido) </text:p>
        </text:list-item>
        <text:list-item>
          <text:p text:style-name="P25">Cantidad = stock + 1 (debe fallar) </text:p>
        </text:list-item>
        <text:list-item>
          <text:p text:style-name="P25">Cantidad = 0 (inválido) </text:p>
        </text:list-item>
        <text:list-item>
          <text:p text:style-name="P24">Código con longitud 5 o 7 (inválido) </text:p>
        </text:list-item>
      </text:list>
      <text:h text:style-name="Heading_20_3" text:outline-level="3">Casos de Prueba</text:h>
      <text:list text:style-name="L13">
        <text:list-item>
          <text:p text:style-name="P27"><text:span text:style-name="Source_20_Text">venderJuego("ABC123", 2)</text:span> → Venta exitosa </text:p>
        </text:list-item>
        <text:list-item>
          <text:p text:style-name="P27"><text:span text:style-name="Source_20_Text">venderJuego("XYZ999", 2)</text:span> → No existe el juego </text:p>
        </text:list-item>
        <text:list-item>
          <text:p text:style-name="P27"><text:span text:style-name="Source_20_Text">venderJuego("ABC123", 999)</text:span> → No hay stock suficiente </text:p>
        </text:list-item>
        <text:list-item>
          <text:p text:style-name="P27"><text:soft-page-break/><text:span text:style-name="Source_20_Text">venderJuego("ABC123", 0)</text:span> → Error de validación </text:p>
        </text:list-item>
        <text:list-item>
          <text:p text:style-name="P26"><text:span text:style-name="Source_20_Text">venderJuego("ABC", 2)</text:span> → Error de formato de código </text:p>
        </text:list-item>
      </text:list>
      <text:p text:style-name="Horizontal_20_Line"/>
      <text:h text:style-name="Heading_20_2" text:outline-level="2">3. Implementación de <text:span text:style-name="Source_20_Text">GestionJuegosTest</text:span></text:h>
      <text:p text:style-name="Preformatted_20_Text"><text:span text:style-name="Source_20_Text">import static org.junit.jupiter.api.Assertions.*;</text:span></text:p>
      <text:p text:style-name="Preformatted_20_Text"><text:span text:style-name="Source_20_Text">import org.junit.jupiter.api.BeforeEach;</text:span></text:p>
      <text:p text:style-name="Preformatted_20_Text"><text:span text:style-name="Source_20_Text">import org.junit.jupiter.api.Test;</text:span></text:p>
      <text:p text:style-name="Preformatted_20_Text"/>
      <text:p text:style-name="Preformatted_20_Text"><text:span text:style-name="Source_20_Text">public class GestionJuegosTest {</text:span></text:p>
      <text:p text:style-name="Preformatted_20_Text"><text:span text:style-name="Source_20_Text"><text:s text:c="4"/>private GestorJuegos tienda;</text:span></text:p>
      <text:p text:style-name="Preformatted_20_Text"/>
      <text:p text:style-name="Preformatted_20_Text"><text:span text:style-name="Source_20_Text"><text:s text:c="4"/>@BeforeEach</text:span></text:p>
      <text:p text:style-name="Preformatted_20_Text"><text:span text:style-name="Source_20_Text"><text:s text:c="4"/>void setUp() {</text:span></text:p>
      <text:p text:style-name="Preformatted_20_Text"><text:span text:style-name="Source_20_Text"><text:s text:c="8"/>tienda = new GestorJuegos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Test</text:span></text:p>
      <text:p text:style-name="Preformatted_20_Text"><text:span text:style-name="Source_20_Text"><text:s text:c="4"/>void testRegistroExitoso() {</text:span></text:p>
      <text:p text:style-name="Preformatted_20_Text"><text:span text:style-name="Source_20_Text"><text:s text:c="8"/>assertEquals(5, tienda.registrarLoteJuegos(new String[]{"ABC123", "ABC124"}, new int[]{2, 3}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Test</text:span></text:p>
      <text:p text:style-name="Preformatted_20_Text"><text:span text:style-name="Source_20_Text"><text:s text:c="4"/>void testDiferenteLongitudArrays() {</text:span></text:p>
      <text:p text:style-name="Preformatted_20_Text"><text:span text:style-name="Source_20_Text"><text:s text:c="8"/>assertEquals(-1, tienda.registrarLoteJuegos(new String[]{"ABC123"}, new int[]{2, 3}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Test</text:span></text:p>
      <text:p text:style-name="Preformatted_20_Text"><text:span text:style-name="Source_20_Text"><text:s text:c="4"/>void testCantidadNegativa() {</text:span></text:p>
      <text:p text:style-name="Preformatted_20_Text"><text:span text:style-name="Source_20_Text"><text:s text:c="8"/>assertEquals(-2, tienda.registrarLoteJuegos(new String[]{"ABC123"}, new int[]{-2}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Test</text:span></text:p>
      <text:p text:style-name="Preformatted_20_Text"><text:span text:style-name="Source_20_Text"><text:s text:c="4"/>void testExcesoStock() {</text:span></text:p>
      <text:p text:style-name="Preformatted_20_Text"><text:span text:style-name="Source_20_Text"><text:s text:c="8"/>assertEquals(-3, tienda.registrarLoteJuegos(new String[]{"ABC123"}, new int[]{201})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2" text:outline-level="2">4. Capturas de Pruebas</text:h>
      <text:p text:style-name="Text_20_body">Adjuntar capturas de ejecución exitosa en Intellij IDEA.</text:p>
      <text:p text:style-name="Horizontal_20_Line"/>
      <text:h text:style-name="Heading_20_2" text:outline-level="2">5. Entrega Final</text:h>
      <text:p text:style-name="Text_20_body">El archivo de entrega debe contener:</text:p>
      <text:list text:style-name="L14">
        <text:list-item>
          <text:p text:style-name="P29">Documento con el análisis de pruebas </text:p>
        </text:list-item>
        <text:list-item>
          <text:p text:style-name="P29">Capturas de pantalla de pruebas exitosas </text:p>
        </text:list-item>
        <text:list-item>
          <text:p text:style-name="P28">Archivo comprimido <text:span text:style-name="Source_20_Text">apellido_nombre_ed05.zip</text:span> con el proyecto de Intellij IDEA </text:p>
        </text:list-item>
      </text:list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6:19:34.045000000</meta:creation-date>
    <dc:date>2025-03-17T16:31:38.902000000</dc:date>
    <meta:editing-duration>PT12M6S</meta:editing-duration>
    <meta:editing-cycles>1</meta:editing-cycles>
    <meta:generator>LibreOffice/7.6.5.2$Windows_X86_64 LibreOffice_project/38d5f62f85355c192ef5f1dd47c5c0c0c6d6598b</meta:generator>
    <meta:document-statistic meta:table-count="0" meta:image-count="0" meta:object-count="0" meta:page-count="4" meta:paragraph-count="108" meta:word-count="621" meta:character-count="4187" meta:non-whitespace-character-count="3533"/>
  </office:meta>
</office:document-meta>
</file>